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opacity="100%" draw:textarea-horizontal-align="justify" draw:textarea-vertical-align="middle" draw:auto-grow-height="false" fo:min-height="2.798cm" fo:min-width="4.357cm"/>
    </style:style>
    <style:style style:name="gr2" style:family="graphic" style:parent-style-name="standard">
      <style:graphic-properties svg:stroke-color="#000000" draw:fill-color="#ff7f00" draw:textarea-horizontal-align="justify" draw:textarea-vertical-align="middle" draw:auto-grow-height="false" fo:min-height="2.643cm" fo:min-width="4.111cm"/>
    </style:style>
    <style:style style:name="gr3" style:family="graphic" style:parent-style-name="standard">
      <style:graphic-properties svg:stroke-color="#000000" draw:fill-color="#008000" draw:textarea-horizontal-align="justify" draw:textarea-vertical-align="middle" draw:auto-grow-height="false" fo:min-height="2.643cm" fo:min-width="4.111cm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2.643cm" fo:min-width="4.111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00" draw:opacity="100%"/>
      <style:paragraph-properties fo:text-align="center"/>
    </style:style>
    <style:style style:name="P3" style:family="paragraph">
      <loext:graphic-properties draw:fill-color="#ff7f00"/>
      <style:paragraph-properties fo:text-align="center"/>
    </style:style>
    <style:style style:name="P4" style:family="paragraph">
      <loext:graphic-properties draw:fill-color="#0080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.857cm" svg:height="3.048cm" svg:x="1.315cm" svg:y="3.482cm">
            <text:p text:style-name="P1">Code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4.611cm" svg:height="2.893cm" svg:x="8.778cm" svg:y="3.56cm">
            <text:p text:style-name="P1">Build, Test,<text:line-break/>Package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3" draw:id="id3" draw:layer="layout" svg:width="4.611cm" svg:height="2.893cm" svg:x="16.292cm" svg:y="3.56cm">
            <text:p text:style-name="P1">Publish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4" draw:id="id4" draw:layer="layout" svg:width="4.611cm" svg:height="2.893cm" svg:x="22.014cm" svg:y="3.56cm">
            <text:p text:style-name="P1">Deploy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draw:type="curve" draw:line-skew="-1.242cm" svg:x1="3.743cm" svg:y1="3.482cm" svg:x2="11.083cm" svg:y2="3.56cm" draw:start-shape="id1" draw:start-glue-point="0" draw:end-shape="id2" draw:end-glue-point="0" svg:d="M3743 3482c0-2614 7340-2653 7340 78" svg:viewBox="0 0 7341 2044">
            <text:p/>
          </draw:connector>
          <draw:connector draw:style-name="gr5" draw:text-style-name="P6" draw:layer="layout" draw:type="curve" draw:line-skew="-1.321cm" svg:x1="11.083cm" svg:y1="3.56cm" svg:x2="18.597cm" svg:y2="3.56cm" draw:start-shape="id2" draw:start-glue-point="0" draw:end-shape="id3" svg:d="M11083 3560c0-2734 7514-2734 7514 0" svg:viewBox="0 0 7515 2051">
            <text:p/>
          </draw:connector>
          <draw:connector draw:style-name="gr5" draw:text-style-name="P6" draw:layer="layout" draw:type="curve" draw:line-skew="1.238cm" svg:x1="18.597cm" svg:y1="6.453cm" svg:x2="11.083cm" svg:y2="6.453cm" draw:start-shape="id3" draw:start-glue-point="2" draw:end-shape="id2" svg:d="M18597 6453c0 2607-7514 2607-7514 0" svg:viewBox="0 0 7515 1956">
            <text:p/>
          </draw:connector>
          <draw:connector draw:style-name="gr5" draw:text-style-name="P6" draw:layer="layout" draw:type="curve" draw:line-skew="1.38cm" svg:x1="11.083cm" svg:y1="6.453cm" svg:x2="3.743cm" svg:y2="6.53cm" draw:start-shape="id2" draw:start-glue-point="2" draw:end-shape="id1" svg:d="M11083 6453c0 2937-7340 2898-7340 77" svg:viewBox="0 0 7341 2199">
            <text:p/>
          </draw:connector>
          <draw:connector draw:style-name="gr5" draw:text-style-name="P6" draw:layer="layout" draw:type="line" svg:x1="20.903cm" svg:y1="5.006cm" svg:x2="22.014cm" svg:y2="5.006cm" draw:start-shape="id3" draw:start-glue-point="1" draw:end-shape="id4" svg:d="M20903 5006h1111" svg:viewBox="0 0 1112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29:16.383040868</meta:creation-date>
    <dc:date>2017-06-13T16:24:57.018760566</dc:date>
    <meta:editing-duration>PT12M52S</meta:editing-duration>
    <meta:editing-cycles>5</meta:editing-cycles>
    <meta:generator>LibreOffice/5.3.3.2$Linux_X86_64 LibreOffice_project/30m0$Build-2</meta:generator>
    <meta:document-statistic meta:object-count="10"/>
  </office:meta>
</office:document-meta>
</file>